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0516a" officeooo:paragraph-rsid="0010516a"/>
    </style:style>
    <style:style style:name="P2" style:family="paragraph" style:parent-style-name="Standard">
      <style:text-properties officeooo:rsid="0010dee5" officeooo:paragraph-rsid="0010dee5"/>
    </style:style>
    <style:style style:name="P3" style:family="paragraph" style:parent-style-name="Standard">
      <style:text-properties fo:language="ru" fo:country="RU" officeooo:rsid="0010dee5" officeooo:paragraph-rsid="0010dee5"/>
    </style:style>
    <style:style style:name="T1" style:family="text">
      <style:text-properties fo:language="en" fo:country="U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Инструкция администратора</text:p>
      <text:p text:style-name="P1"/>
      <text:p text:style-name="P2">Программа для учёта, универсальная.</text:p>
      <text:p text:style-name="P2"/>
      <text:p text:style-name="P2">Здесь нет готовых полей справочников таблиц.</text:p>
      <text:p text:style-name="P2"/>
      <text:p text:style-name="P2">Всё создается исходя из нужд конечного потребителя путём выставления галочек, добавлением нужных полей, указания соответствия поля справочнику.</text:p>
      <text:p text:style-name="P2"/>
      <text:p text:style-name="P2">Логика процессов представляет из себя отдельные модули которые можно применить к вашим таблицам. Скорее всего это будут типовые как статистика, логистика, бизнес процессы.</text:p>
      <text:p text:style-name="P2"/>
      <text:p text:style-name="P2">Печатные формы типовых документов будут встроены, для пополнения нашей базы документов пожалуйста свяжитесь с авторами программы и мы обязательно их добавим.</text:p>
      <text:p text:style-name="P2"/>
      <text:p text:style-name="P2">Модуль <text:span text:style-name="T1">menu_top</text:span></text:p>
      <text:p text:style-name="P3">Это модуль графического интерфейса выполняет базовые функции: открыть, закрыть, выйти,создать, копировать, вставить, настройка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31T09:17:15.899000000</meta:creation-date>
    <dc:date>2015-10-31T09:46:04.233000000</dc:date>
    <meta:editing-duration>PT14M49S</meta:editing-duration>
    <meta:editing-cycles>2</meta:editing-cycles>
    <meta:generator>LibreOffice/4.4.4.3$Windows_x86 LibreOffice_project/2c39ebcf046445232b798108aa8a7e7d89552ea8</meta:generator>
    <meta:document-statistic meta:table-count="0" meta:image-count="0" meta:object-count="0" meta:page-count="1" meta:paragraph-count="8" meta:word-count="88" meta:character-count="717" meta:non-whitespace-character-count="637"/>
  </office:meta>
</office:document-meta>
</file>